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7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T4" style:parent-style-name="Policepardéfaut" style:family="text">
      <style:text-properties style:language-asian="fr" style:country-asian="FR"/>
    </style:style>
    <style:style style:name="T5" style:parent-style-name="Policepardéfaut" style:family="text">
      <style:text-properties style:language-asian="fr" style:country-asian="FR"/>
    </style:style>
    <style:style style:name="T6" style:parent-style-name="Policepardéfaut" style:family="text">
      <style:text-properties style:language-asian="fr" style:country-asian="FR"/>
    </style:style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language-asian="fr" style:country-asian="FR"/>
    </style:style>
    <style:style style:name="T9" style:parent-style-name="Policepardéfaut" style:family="text">
      <style:text-properties style:language-asian="fr" style:country-asian="FR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3.125in" svg:height="3.125in" style:rel-width="scale" style:rel-height="scale"><draw:image xlink:href="media/image1.jpeg" xlink:type="simple" xlink:show="embed" xlink:actuate="onLoad"/><svg:title/><svg:desc>Interrupteur et prise encastrable, composable</svg:desc></draw:frame></text:span><text:span text:style-name="T3"><draw:frame draw:style-name="a1" draw:name="Image 5" text:anchor-type="as-char" svg:x="0in" svg:y="0in" svg:width="3.72639in" svg:height="3.72639in" style:rel-width="scale" style:rel-height="scale"><draw:image xlink:href="media/image2.jpeg" xlink:type="simple" xlink:show="embed" xlink:actuate="onLoad"/><svg:title/><svg:desc>Prise avec terre Neptune, blanc, LEGRAND</svg:desc></draw:frame></text:span><text:soft-page-break/><text:span text:style-name="T4"><draw:frame draw:style-name="a2" draw:name="Image 2" text:anchor-type="as-char" svg:x="0in" svg:y="0in" svg:width="5.20208in" svg:height="5.20208in" style:rel-width="scale" style:rel-height="scale"><draw:image xlink:href="media/image3.jpeg" xlink:type="simple" xlink:show="embed" xlink:actuate="onLoad"/><svg:title/><svg:desc>Interrupteur et prise prêt à poser</svg:desc></draw:frame></text:span><text:span text:style-name="T5"><draw:frame draw:style-name="a3" draw:name="Image 6" text:anchor-type="as-char" svg:x="0in" svg:y="0in" svg:width="3.72639in" svg:height="3.72639in" style:rel-width="scale" style:rel-height="scale"><draw:image xlink:href="media/image4.jpeg" xlink:type="simple" xlink:show="embed" xlink:actuate="onLoad"/><svg:title/><svg:desc>Sortie de câble Neptune, blanc, LEGRAND</svg:desc></draw:frame></text:span><text:soft-page-break/><text:span text:style-name="T6"><draw:frame draw:style-name="a4" draw:name="Image 3" text:anchor-type="as-char" svg:x="0in" svg:y="0in" svg:width="3.72639in" svg:height="3.72639in" style:rel-width="scale" style:rel-height="scale"><draw:image xlink:href="media/image5.jpeg" xlink:type="simple" xlink:show="embed" xlink:actuate="onLoad"/><svg:title/><svg:desc>Prise avec terre étanche Plexo, LEGRAND</svg:desc></draw:frame></text:span><text:span text:style-name="T7"><draw:frame draw:style-name="a5" draw:name="Image 4" text:anchor-type="as-char" svg:x="0in" svg:y="0in" svg:width="3.72639in" svg:height="3.72639in" style:rel-width="scale" style:rel-height="scale"><draw:image xlink:href="media/image6.jpeg" xlink:type="simple" xlink:show="embed" xlink:actuate="onLoad"/><svg:title/><svg:desc>Interrupteur va-et-vient étanche gris / argent LEGRAND</svg:desc></draw:frame></text:span><text:soft-page-break/><text:span text:style-name="T8"><draw:frame draw:style-name="a6" draw:name="Image 7" text:anchor-type="as-char" svg:x="0in" svg:y="0in" svg:width="3.72639in" svg:height="3.72639in" style:rel-width="scale" style:rel-height="scale"><draw:image xlink:href="media/image7.jpeg" xlink:type="simple" xlink:show="embed" xlink:actuate="onLoad"/><svg:title/><svg:desc>Commande volet roulant Cosy, blanc-blanc n°0, LEXMAN</svg:desc></draw:frame></text:span><text:span text:style-name="T9"><draw:frame draw:style-name="a7" draw:name="Image 8" text:anchor-type="as-char" svg:x="0in" svg:y="0in" svg:width="3.72639in" svg:height="3.72639in" style:rel-width="scale" style:rel-height="scale"><draw:image xlink:href="media/image8.jpeg" xlink:type="simple" xlink:show="embed" xlink:actuate="onLoad"/><svg:title/><svg:desc>Prise avec terre saillie, LEGRAND Asl, blanc</svg:desc></draw:frame></text:span><text:soft-page-break/><text:span text:style-name="T10"><draw:frame draw:style-name="a8" draw:name="Image 9" text:anchor-type="as-char" svg:x="0in" svg:y="0in" svg:width="3.72639in" svg:height="3.72639in" style:rel-width="scale" style:rel-height="scale"><draw:image xlink:href="media/image9.jpeg" xlink:type="simple" xlink:show="embed" xlink:actuate="onLoad"/><svg:title/><svg:desc>Interrupteur va-et-vient saillie, LEGRAND Asl, blanc</svg:desc></draw:frame></text:span><text:span text:style-name="T11"><draw:frame draw:style-name="a9" draw:name="Image 10" text:anchor-type="as-char" svg:x="0in" svg:y="0in" svg:width="3.72639in" svg:height="3.72639in" style:rel-width="scale" style:rel-height="scale"><draw:image xlink:href="media/image10.jpeg" xlink:type="simple" xlink:show="embed" xlink:actuate="onLoad"/><svg:title/><svg:desc>Interrupteur interrupteur noir, 2 A, 500 W maxi</svg:desc></draw:frame></text:span><text:soft-page-break/><text:span text:style-name="T12"><draw:frame draw:style-name="a10" draw:name="Image 11" text:anchor-type="as-char" svg:x="0in" svg:y="0in" svg:width="3.72639in" svg:height="3.72639in" style:rel-width="scale" style:rel-height="scale"><draw:image xlink:href="media/image11.jpeg" xlink:type="simple" xlink:show="embed" xlink:actuate="onLoad"/><svg:title/><svg:desc>Cordon et interrupteur TIBELEC, plastique, blanc 500 W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lomberie Louis Bives</meta:initial-creator>
    <dc:creator>Plomberie Louis Bives</dc:creator>
    <meta:creation-date>2019-11-22T12:26:00Z</meta:creation-date>
    <dc:date>2019-11-22T14:00:00Z</dc:date>
    <meta:template xlink:href="Normal" xlink:type="simple"/>
    <meta:editing-cycles>1</meta:editing-cycles>
    <meta:editing-duration>PT5640S</meta:editing-duration>
    <meta:document-statistic meta:page-count="6" meta:paragraph-count="1" meta:word-count="1" meta:character-count="11" meta:row-count="1" meta:non-whitespace-character-count="11"/>
  </office:meta>
</office:document-meta>
</file>